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51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87610619469027">
            <text:p>78,76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float" office:value="192">
            <text:p>192</text:p>
          </table:table-cell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4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5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6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5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5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5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1">21-07-2009</text:date>, <text:time>02:3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21T02:33:03</dc:date>
    <dc:language>pt-PT</dc:language>
    <meta:editing-cycles>69</meta:editing-cycles>
    <meta:editing-duration>PT61H50M37S</meta:editing-duration>
    <dc:creator>nuno pinheiro</dc:creator>
    <meta:document-statistic meta:table-count="1" meta:cell-count="1303" meta:object-count="0"/>
    <meta:user-defined meta:name="Info 1"/>
    <meta:user-defined meta:name="Info 2"/>
    <meta:user-defined meta:name="Info 3"/>
    <meta:user-defined meta:name="Info 4"/>
  </office:meta>
</office:document-meta>
</file>